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L</text:span><text:span text:style-name="T1_4">3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h text:style-name="P48" text:outline-level="10"><text:bookmark-start text:name="h.4ehzrim1u3dd"/><text:bookmark-end text:name="h.4ehzrim1u3dd"/><text:span text:style-name="T48_1">Jenkins</text:span><text:span text:style-name="T48_2"><text:s/></text:span><text:span text:style-name="T48_3">configuration</text:span><text:span text:style-name="T48_4">:<text:s/></text:span></text:h>
      <text:p text:style-name="P49"/>
      <text:p text:style-name="P50"><text:span text:style-name="T50_1">Jenkins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used</text:span><text:span text:style-name="T50_8"><text:s/></text:span><text:span text:style-name="T50_9">as</text:span><text:span text:style-name="T50_10"><text:s/></text:span><text:span text:style-name="T50_11">the</text:span><text:span text:style-name="T50_12"><text:s/></text:span><text:span text:style-name="T50_13">orchestration</text:span><text:span text:style-name="T50_14"><text:s/></text:span><text:span text:style-name="T50_15">tool</text:span><text:span text:style-name="T50_16">.<text:s/></text:span><text:span text:style-name="T50_17">The</text:span><text:span text:style-name="T50_18"><text:s/></text:span><text:span text:style-name="T50_19">config</text:span><text:span text:style-name="T50_20"><text:s/></text:span><text:span text:style-name="T50_21">for</text:span><text:span text:style-name="T50_22"><text:s/></text:span><text:span text:style-name="T50_23">Jenkins</text:span><text:span text:style-name="T50_24"><text:s/></text:span><text:span text:style-name="T50_25">is</text:span><text:span text:style-name="T50_26"><text:s/></text:span><text:span text:style-name="T50_27">located</text:span><text:span text:style-name="T50_28"><text:s/></text:span><text:span text:style-name="T50_29">in</text:span><text:span text:style-name="T50_30"><text:s/></text:span><text:span text:style-name="T50_31">the</text:span><text:span text:style-name="T50_32"><text:s/></text:span><text:span text:style-name="T50_33">jenkins</text:span><text:span text:style-name="T50_34"><text:s/></text:span><text:span text:style-name="T50_35">sub</text:span><text:span text:style-name="T50_36"><text:s/></text:span><text:span text:style-name="T50_37">directory</text:span><text:span text:style-name="T50_38">.<text:s/></text:span><text:span text:style-name="T50_39">This</text:span><text:span text:style-name="T50_40"><text:s/></text:span><text:span text:style-name="T50_41">is</text:span><text:span text:style-name="T50_42"><text:s/></text:span><text:span text:style-name="T50_43">a</text:span><text:span text:style-name="T50_44"><text:s/></text:span><text:span text:style-name="T50_45">new</text:span><text:span text:style-name="T50_46"><text:s/></text:span><text:span text:style-name="T50_47">change</text:span><text:span text:style-name="T50_48"><text:s/></text:span></text:p>
      <text:p text:style-name="P51"/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